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833da" officeooo:paragraph-rsid="001833da"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862b8" officeooo:paragraph-rsid="001862b8"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8c2b1" officeooo:paragraph-rsid="0018c2b1"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a669f" officeooo:paragraph-rsid="001a669f"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24674e" officeooo:paragraph-rsid="0024674e"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63fe4" officeooo:paragraph-rsid="00263fe4"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280107" officeooo:paragraph-rsid="00280107"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294d14" officeooo:paragraph-rsid="00294d14"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29d33b" officeooo:paragraph-rsid="0029d33b"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2c9369" officeooo:paragraph-rsid="002c9369"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rsid="001ad5f1" officeooo:paragraph-rsid="001ad5f1"/>
    </style:style>
    <style:style style:name="P13" style:family="paragraph" style:parent-style-name="Table_20_Contents">
      <style:paragraph-properties fo:text-align="start" style:justify-single-word="false"/>
      <style:text-properties officeooo:rsid="001c75aa" officeooo:paragraph-rsid="001c75aa"/>
    </style:style>
    <style:style style:name="P14" style:family="paragraph" style:parent-style-name="Table_20_Contents">
      <style:paragraph-properties fo:text-align="start" style:justify-single-word="false"/>
      <style:text-properties officeooo:rsid="001d2b29" officeooo:paragraph-rsid="001d2b29"/>
    </style:style>
    <style:style style:name="P15" style:family="paragraph" style:parent-style-name="Table_20_Contents">
      <style:paragraph-properties fo:text-align="start" style:justify-single-word="false"/>
      <style:text-properties officeooo:rsid="001e7cd0" officeooo:paragraph-rsid="001e7cd0"/>
    </style:style>
    <style:style style:name="P16" style:family="paragraph" style:parent-style-name="Table_20_Contents">
      <style:paragraph-properties fo:text-align="start" style:justify-single-word="false"/>
      <style:text-properties officeooo:rsid="001edf23" officeooo:paragraph-rsid="001edf23"/>
    </style:style>
    <style:style style:name="P17" style:family="paragraph" style:parent-style-name="Table_20_Contents">
      <style:paragraph-properties fo:text-align="start" style:justify-single-word="false"/>
      <style:text-properties officeooo:rsid="0020a265" officeooo:paragraph-rsid="0020a265"/>
    </style:style>
    <style:style style:name="P18" style:family="paragraph" style:parent-style-name="Table_20_Contents">
      <style:paragraph-properties fo:text-align="start" style:justify-single-word="false"/>
      <style:text-properties officeooo:rsid="0021a77b" officeooo:paragraph-rsid="0021a77b"/>
    </style:style>
    <style:style style:name="P19" style:family="paragraph" style:parent-style-name="Table_20_Contents">
      <style:paragraph-properties fo:text-align="start" style:justify-single-word="false"/>
      <style:text-properties officeooo:rsid="0023a4e8" officeooo:paragraph-rsid="0023a4e8"/>
    </style:style>
    <style:style style:name="P20" style:family="paragraph" style:parent-style-name="Table_20_Contents">
      <style:paragraph-properties fo:text-align="start" style:justify-single-word="false"/>
      <style:text-properties officeooo:rsid="0023bd90" officeooo:paragraph-rsid="0023bd90"/>
    </style:style>
    <style:style style:name="P21" style:family="paragraph" style:parent-style-name="Table_20_Contents">
      <style:paragraph-properties fo:text-align="start" style:justify-single-word="false"/>
      <style:text-properties officeooo:rsid="00280107" officeooo:paragraph-rsid="00280107"/>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officeooo:rsid="00280107"/>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PRACTICA 1 DE TÉCNICAS DE OPTIMIZACIÓN</text:p>
      <text:p text:style-name="P1"><text:span text:style-name="T1"/></text:p>
      <text:p text:style-name="P2"><text:span text:style-name="T1">Ejercicio 1. Realizar una implementación del programa de multiplicación de 2 matrices de dimensiones 2048x2048</text:span></text:p>
      <text:p text:style-name="P2"><text:span text:style-name="T2"/></text:p>
      <text:p text:style-name="P2"><text:span text:style-name="T2">Se ha realizado la implementación del programa mediante código C++.</text:span></text:p>
      <text:p text:style-name="P2"><text:span text:style-name="T2"/></text:p>
      <text:p text:style-name="P9"><text:span text:style-name="T2">El código a implementar es el siguiente:</text:span></text:p>
      <text:p text:style-name="P9"><text:span text:style-name="T2"/></text:p>
      <text:p text:style-name="P9"><text:span text:style-name="T2">for(int i=0; i &lt; 2048; i++){</text:span></text:p>
      <text:p text:style-name="P9"><text:span text:style-name="T2"><text:tab/>for(int j=0; j &lt; 2048; j++){</text:span></text:p>
      <text:p text:style-name="P9"><text:span text:style-name="T2"><text:tab/><text:tab/>for(int k = 0; k &lt; 2048; k++){</text:span></text:p>
      <text:p text:style-name="P9"><text:span text:style-name="T2"><text:tab/><text:tab/><text:tab/>C[i][j] = C[i][j] + A[i][k] * B[k][j]</text:span></text:p>
      <text:p text:style-name="P9"><text:span text:style-name="T2"><text:tab/><text:tab/>}</text:span></text:p>
      <text:p text:style-name="P9"><text:span text:style-name="T2"><text:tab/>}</text:span></text:p>
      <text:p text:style-name="P9"><text:span text:style-name="T2">}</text:span></text:p>
      <text:p text:style-name="P2"><text:span text:style-name="T2"/></text:p>
      <text:p text:style-name="P3"><text:span text:style-name="T1">Ejercicio 2. Caracterizar el equipo donde se ejecutará el programa</text:span></text:p>
      <text:p text:style-name="P3"><text:span text:style-name="T2"/></text:p>
      <text:p text:style-name="P4"><text:span text:style-name="T2">Las características del equipo empleado son las siguientes:</text:span></text:p>
      <text:p text:style-name="P4"><text:span text:style-name="T2"/></text:p>
      <table:table table:name="Tabla1" table:style-name="Tabla1">
        <table:table-column table:style-name="Tabla1.A" table:number-columns-repeated="2"/>
        <table:table-row>
          <table:table-cell table:style-name="Tabla1.A1" office:value-type="string">
            <text:p text:style-name="P12">PROCESADOR</text:p>
          </table:table-cell>
          <table:table-cell table:style-name="Tabla1.B1" office:value-type="string">
            <text:p text:style-name="P12">Intel Core i7-8565U</text:p>
          </table:table-cell>
        </table:table-row>
        <table:table-row>
          <table:table-cell table:style-name="Tabla1.A2" office:value-type="string">
            <text:p text:style-name="P13">ENTORNO DE DESARROLLO</text:p>
          </table:table-cell>
          <table:table-cell table:style-name="Tabla1.B2" office:value-type="string">
            <text:p text:style-name="P13">Ubuntu 20.04.3</text:p>
          </table:table-cell>
        </table:table-row>
        <table:table-row>
          <table:table-cell table:style-name="Tabla1.A2" office:value-type="string">
            <text:p text:style-name="P14">HERRAMIENTA DE DESARROLLO</text:p>
          </table:table-cell>
          <table:table-cell table:style-name="Tabla1.B2" office:value-type="string">
            <text:p text:style-name="P14">C++</text:p>
          </table:table-cell>
        </table:table-row>
        <table:table-row>
          <table:table-cell table:style-name="Tabla1.A2" office:value-type="string">
            <text:p text:style-name="P15">COMPILADOR</text:p>
          </table:table-cell>
          <table:table-cell table:style-name="Tabla1.B2" office:value-type="string">
            <text:p text:style-name="P15">G++ 9.3.0</text:p>
          </table:table-cell>
        </table:table-row>
        <table:table-row>
          <table:table-cell table:style-name="Tabla1.B2" table:number-columns-spanned="2" office:value-type="string">
            <text:p text:style-name="P16">MEMORIA CACHÉ L1</text:p>
          </table:table-cell>
          <table:covered-table-cell/>
        </table:table-row>
        <table:table-row>
          <table:table-cell table:style-name="Tabla1.A2" office:value-type="string">
            <text:p text:style-name="P16">DATA</text:p>
          </table:table-cell>
          <table:table-cell table:style-name="Tabla1.B2" office:value-type="string">
            <text:p text:style-name="P16">4x32 KB</text:p>
          </table:table-cell>
        </table:table-row>
        <table:table-row>
          <table:table-cell table:style-name="Tabla1.A2" office:value-type="string">
            <text:p text:style-name="P16">LINE SIZE</text:p>
          </table:table-cell>
          <table:table-cell table:style-name="Tabla1.B2" office:value-type="string">
            <text:p text:style-name="P16">64 B</text:p>
          </table:table-cell>
        </table:table-row>
        <table:table-row>
          <table:table-cell table:style-name="Tabla1.A2" office:value-type="string">
            <text:p text:style-name="P16">ASSOCIATIVITY</text:p>
          </table:table-cell>
          <table:table-cell table:style-name="Tabla1.B2" office:value-type="string">
            <text:p text:style-name="P16">8-way set</text:p>
          </table:table-cell>
        </table:table-row>
        <table:table-row>
          <table:table-cell table:style-name="Tabla1.A2" office:value-type="string">
            <text:p text:style-name="P17">NUMERO DE LINEAS POR VIA</text:p>
          </table:table-cell>
          <table:table-cell table:style-name="Tabla1.B2" office:value-type="string">
            <text:p text:style-name="P16"><draw:frame draw:style-name="fr1" draw:name="Objeto1" text:anchor-type="as-char" svg:y="-1.15cm" svg:width="6.094cm" svg:height="2.058cm" draw:z-index="0"><draw:object xlink:href="./Object 1" xlink:type="simple" xlink:show="embed" xlink:actuate="onLoad"/><draw:image xlink:href="./ObjectReplacements/Object 1" xlink:type="simple" xlink:show="embed" xlink:actuate="onLoad"/></draw:frame></text:p>
          </table:table-cell>
        </table:table-row>
        <table:table-row>
          <table:table-cell table:style-name="Tabla1.B2" table:number-columns-spanned="2" office:value-type="string">
            <text:p text:style-name="P17">MEMORIA CACHÉ L2</text:p>
          </table:table-cell>
          <table:covered-table-cell/>
        </table:table-row>
        <table:table-row>
          <table:table-cell table:style-name="Tabla1.A2" office:value-type="string">
            <text:p text:style-name="P17">DATA</text:p>
          </table:table-cell>
          <table:table-cell table:style-name="Tabla1.B2" office:value-type="string">
            <text:p text:style-name="P17">4x256 KB</text:p>
          </table:table-cell>
        </table:table-row>
        <table:table-row>
          <table:table-cell table:style-name="Tabla1.A2" office:value-type="string">
            <text:p text:style-name="P18">LINE SIZE</text:p>
          </table:table-cell>
          <table:table-cell table:style-name="Tabla1.B2" office:value-type="string">
            <text:p text:style-name="P18">64 B</text:p>
          </table:table-cell>
        </table:table-row>
        <table:table-row>
          <table:table-cell table:style-name="Tabla1.A2" office:value-type="string">
            <text:p text:style-name="P18">ASSOCIATIVITY</text:p>
          </table:table-cell>
          <table:table-cell table:style-name="Tabla1.B2" office:value-type="string">
            <text:p text:style-name="P18">8-way set</text:p>
          </table:table-cell>
        </table:table-row>
        <table:table-row>
          <table:table-cell table:style-name="Tabla1.A2" office:value-type="string">
            <text:p text:style-name="P18">NUMERO DE LINEAS POR VIA</text:p>
          </table:table-cell>
          <table:table-cell table:style-name="Tabla1.B2" office:value-type="string">
            <text:p text:style-name="P18"><draw:frame draw:style-name="fr1" draw:name="Objeto2" text:anchor-type="as-char" svg:y="-1.15cm" svg:width="6.341cm" svg:height="2.058cm" draw:z-index="1"><draw:object xlink:href="./Object 2" xlink:type="simple" xlink:show="embed" xlink:actuate="onLoad"/><draw:image xlink:href="./ObjectReplacements/Object 2" xlink:type="simple" xlink:show="embed" xlink:actuate="onLoad"/></draw:frame></text:p>
          </table:table-cell>
        </table:table-row>
        <table:table-row>
          <table:table-cell table:style-name="Tabla1.B2" table:number-columns-spanned="2" office:value-type="string">
            <text:p text:style-name="P19">MEMORIA CACHÉ L3</text:p>
          </table:table-cell>
          <table:covered-table-cell/>
        </table:table-row>
        <table:table-row>
          <table:table-cell table:style-name="Tabla1.A2" office:value-type="string">
            <text:p text:style-name="P19">DATA</text:p>
          </table:table-cell>
          <table:table-cell table:style-name="Tabla1.B2" office:value-type="string">
            <text:p text:style-name="P19">8 MB</text:p>
          </table:table-cell>
        </table:table-row>
        <table:table-row>
          <table:table-cell table:style-name="Tabla1.A2" office:value-type="string">
            <text:p text:style-name="P19">LINE SIZE</text:p>
          </table:table-cell>
          <table:table-cell table:style-name="Tabla1.B2" office:value-type="string">
            <text:p text:style-name="P19">64 B</text:p>
          </table:table-cell>
        </table:table-row>
        <table:table-row>
          <table:table-cell table:style-name="Tabla1.A2" office:value-type="string">
            <text:p text:style-name="P19">ASSOCIATIVITY</text:p>
          </table:table-cell>
          <table:table-cell table:style-name="Tabla1.B2" office:value-type="string">
            <text:p text:style-name="P19">16-way set</text:p>
          </table:table-cell>
        </table:table-row>
        <text:soft-page-break/>
        <table:table-row>
          <table:table-cell table:style-name="Tabla1.A2" office:value-type="string">
            <text:p text:style-name="P20">NUMERO DE LINEAS POR VIA</text:p>
          </table:table-cell>
          <table:table-cell table:style-name="Tabla1.B2" office:value-type="string">
            <text:p text:style-name="P19"><draw:frame draw:style-name="fr1" draw:name="Objeto3" text:anchor-type="as-char" svg:y="-1.15cm" svg:width="6.847cm" svg:height="2.058cm" draw:z-index="2"><draw:object xlink:href="./Object 3" xlink:type="simple" xlink:show="embed" xlink:actuate="onLoad"/><draw:image xlink:href="./ObjectReplacements/Object 3" xlink:type="simple" xlink:show="embed" xlink:actuate="onLoad"/></draw:frame></text:p>
          </table:table-cell>
        </table:table-row>
      </table:table>
      <text:p text:style-name="P4"><text:span text:style-name="T2"/></text:p>
      <text:p text:style-name="P5"><text:span text:style-name="T1">Ejercicio 3. Medir los tiempos del bucle de ejecución de las dos matrices, inicialmente con vector de iteraciones (i,j,k)</text:span></text:p>
      <text:p text:style-name="P5"><text:span text:style-name="T2"/></text:p>
      <text:p text:style-name="P5"><text:span text:style-name="T2"/></text:p>
      <text:p text:style-name="P6"><text:span text:style-name="T1">Ejercicio 4. Medir los tiempos de ejecución con vector de iteraciones (i,k,j)</text:span></text:p>
      <text:p text:style-name="P6"><text:span text:style-name="T2"/></text:p>
      <text:p text:style-name="P7"><text:span text:style-name="T1">Ejercicio 5. Realizar comparativa de tiempos para la compilación con las opciones -O0 y -O2. Identifica la opción por defecto e indica vuestras conclusiones generales sobre el compilador</text:span></text:p>
      <text:p text:style-name="P7"><text:span text:style-name="T2"/></text:p>
      <table:table table:name="Tabla2" table:style-name="Tabla2">
        <table:table-column table:style-name="Tabla2.A" table:number-columns-repeated="3"/>
        <table:table-row>
          <table:table-cell table:style-name="Tabla2.A1" office:value-type="string">
            <text:p text:style-name="P11"/>
          </table:table-cell>
          <table:table-cell table:style-name="Tabla2.A1" office:value-type="string">
            <text:p text:style-name="P11">-<text:span text:style-name="T3">O0</text:span></text:p>
          </table:table-cell>
          <table:table-cell table:style-name="Tabla2.C1" office:value-type="string">
            <text:p text:style-name="P11">-<text:span text:style-name="T3">O2</text:span></text:p>
          </table:table-cell>
        </table:table-row>
        <table:table-row>
          <table:table-cell table:style-name="Tabla2.A2" office:value-type="string">
            <text:p text:style-name="P21">Vector (i,j,k)</text:p>
          </table:table-cell>
          <table:table-cell table:style-name="Tabla2.A2" office:value-type="string">
            <text:p text:style-name="P11"/>
          </table:table-cell>
          <table:table-cell table:style-name="Tabla2.C2" office:value-type="string">
            <text:p text:style-name="P11"/>
          </table:table-cell>
        </table:table-row>
        <table:table-row>
          <table:table-cell table:style-name="Tabla2.A2" office:value-type="string">
            <text:p text:style-name="P21">Vector (i,k,j)</text:p>
          </table:table-cell>
          <table:table-cell table:style-name="Tabla2.A2" office:value-type="string">
            <text:p text:style-name="P11"/>
          </table:table-cell>
          <table:table-cell table:style-name="Tabla2.C2" office:value-type="string">
            <text:p text:style-name="P11"/>
          </table:table-cell>
        </table:table-row>
      </table:table>
      <text:p text:style-name="P7"><text:span text:style-name="T2"/></text:p>
      <text:p text:style-name="P8"><text:span text:style-name="T1">Ejercicio 6. Si se obtienen tiempos distintos con ambos vectores de iteraciones, realizar una justificación exhaustiva del resultado explicando a tu parecer lo que está sucediendo internamente en el procesador y la jerarquía de memoria</text:span></text:p>
      <text:p text:style-name="P8"><text:span text:style-name="T2"/></text:p>
      <text:p text:style-name="P8"><text:span text:style-name="T2">Para realizar un estudio de lo que está sucediendo en la jerarquía de memoria, debemos de calcular el stride cometido tanto con el vector de iteraciones (i,j,k) como con el vector de iteraciones (i,k,j).</text:span></text:p>
      <text:p text:style-name="P8"><text:span text:style-name="T2"/></text:p>
      <text:p text:style-name="P8"><text:span text:style-name="T2">Se conoce el stride como la ubicación en palabras de memoria consecutivas a través de la jerarquía de memoria.<text:line-break/></text:span></text:p>
      <text:p text:style-name="P10"><text:span text:style-name="T2">Si calculamos el stride para el vector de iteraciones (i,j,k), obtenemos que dicho valor es 249. Por tanto, se ubican palabras en la jerarquía de memoria caché cada 249 líneas.</text:span></text:p>
      <text:p text:style-name="P10"><text:span text:style-name="T2"/></text:p>
      <text:p text:style-name="P10"><text:span text:style-name="T2">Si calculamos el stride para el vector de iteraciones (i,k,j), obtenemos que dicho valor es 1. Por tanto, se ubican palabras en la jerarquía de memoria caché cada 1 línea.</text:span></text:p>
      <text:p text:style-name="P10"><text:span text:style-name="T2"/></text:p>
      <text:p text:style-name="P10"><text:span text:style-name="T2">Con estos datos, podemos observar que la velocidad en memoria caché del vector de iteraciones (i,k,j) es mayor que el vector de iteraciones (i,j,k).</text:span></text:p>
      <text:p text:style-name="P10"><text:span text:style-name="T2"/></text:p>
      <text:p text:style-name="P10"><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4-14T10:54:45.528000000</meta:creation-date>
    <meta:generator>LibreOffice/6.4.2.2$Windows_X86_64 LibreOffice_project/4e471d8c02c9c90f512f7f9ead8875b57fcb1ec3</meta:generator>
    <dc:date>2022-04-14T11:35:20.114000000</dc:date>
    <meta:editing-duration>PT40M26S</meta:editing-duration>
    <meta:editing-cycles>22</meta:editing-cycles>
    <meta:document-statistic meta:table-count="2" meta:image-count="0" meta:object-count="3" meta:page-count="2" meta:paragraph-count="61" meta:word-count="394" meta:character-count="2353" meta:non-whitespace-character-count="2007"/>
  </office:meta>
</office:document-meta>
</file>

<file path=Object 1/content.xml><?xml version="1.0" encoding="utf-8"?>
<math xmlns="http://www.w3.org/1998/Math/MathML" display="block">
  <semantics>
    <mrow>
      <mrow>
        <mfrac>
          <mrow>
            <mn>32</mn>
            <mi mathvariant="italic">KB</mi>
          </mrow>
          <mn>8</mn>
        </mfrac>
        <mo stretchy="false">=</mo>
        <mn>4</mn>
      </mrow>
      <mfrac>
        <mi mathvariant="italic">Kb</mi>
        <mi mathvariant="italic">via</mi>
      </mfrac>
      <mo stretchy="false">→</mo>
      <mrow>
        <mfrac>
          <mrow>
            <mn>4</mn>
            <mfrac>
              <mi mathvariant="italic">KB</mi>
              <mi mathvariant="italic">via</mi>
            </mfrac>
          </mrow>
          <mrow>
            <mn>64</mn>
            <mfrac>
              <mi>B</mi>
              <mi mathvariant="italic">via</mi>
            </mfrac>
          </mrow>
        </mfrac>
        <mo stretchy="false">=</mo>
        <mn>64</mn>
      </mrow>
      <mfrac>
        <mi mathvariant="italic">lineas</mi>
        <mi mathvariant="italic">via</mi>
      </mfrac>
    </mrow>
    <annotation encoding="StarMath 5.0">{ 32 KB } over 8 = 4 Kb over via -&gt; { 4 KB over via } over { 64 B over via } = 64 lineas over via</annotation>
  </semantics>
</math>
</file>

<file path=Object 2/content.xml><?xml version="1.0" encoding="utf-8"?>
<math xmlns="http://www.w3.org/1998/Math/MathML" display="block">
  <semantics>
    <mrow>
      <mrow>
        <mfrac>
          <mrow>
            <mn>256</mn>
            <mi mathvariant="italic">KB</mi>
          </mrow>
          <mn>8</mn>
        </mfrac>
        <mo stretchy="false">=</mo>
        <mfrac>
          <mrow>
            <mn>32</mn>
            <mi mathvariant="italic">KB</mi>
          </mrow>
          <mi mathvariant="italic">via</mi>
        </mfrac>
      </mrow>
      <mo stretchy="false">→</mo>
      <mrow>
        <mfrac>
          <mrow>
            <mn>32</mn>
            <mfrac>
              <mi mathvariant="italic">KB</mi>
              <mi mathvariant="italic">via</mi>
            </mfrac>
          </mrow>
          <mrow>
            <mn>64</mn>
            <mfrac>
              <mi>B</mi>
              <mi mathvariant="italic">via</mi>
            </mfrac>
          </mrow>
        </mfrac>
        <mo stretchy="false">=</mo>
        <mn>5</mn>
      </mrow>
      <mfrac>
        <mi mathvariant="italic">lineas</mi>
        <mi mathvariant="italic">via</mi>
      </mfrac>
    </mrow>
    <annotation encoding="StarMath 5.0">{ 256 KB } over 8 = { 32 KB } over via -&gt; { 32 KB over via } over { 64 B over via } = 5 lineas over via</annotation>
  </semantics>
</math>
</file>

<file path=Object 3/content.xml><?xml version="1.0" encoding="utf-8"?>
<math xmlns="http://www.w3.org/1998/Math/MathML" display="block">
  <semantics>
    <mrow>
      <mrow>
        <mfrac>
          <mrow>
            <mn>8</mn>
            <mi mathvariant="italic">MB</mi>
          </mrow>
          <mn>16</mn>
        </mfrac>
        <mo stretchy="false">=</mo>
        <mn>500</mn>
      </mrow>
      <mfrac>
        <mi mathvariant="italic">KB</mi>
        <mi mathvariant="italic">via</mi>
      </mfrac>
      <mo stretchy="false">→</mo>
      <mrow>
        <mfrac>
          <mrow>
            <mn>500</mn>
            <mfrac>
              <mi mathvariant="italic">KB</mi>
              <mi mathvariant="italic">via</mi>
            </mfrac>
          </mrow>
          <mrow>
            <mn>64</mn>
            <mfrac>
              <mi>B</mi>
              <mi mathvariant="italic">via</mi>
            </mfrac>
          </mrow>
        </mfrac>
        <mo stretchy="false">=</mo>
        <mn>800</mn>
      </mrow>
      <mfrac>
        <mi mathvariant="italic">lineas</mi>
        <mi mathvariant="italic">via</mi>
      </mfrac>
    </mrow>
    <annotation encoding="StarMath 5.0">{ 8 MB } over 16 = 500 KB over via -&gt; { 500 KB over via } over { 64 B over via } = 800 lineas over via</annotation>
  </semantics>
</math>
</file>